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2075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3.0283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3.05in"/>
    </style:style>
    <style:style style:name="co7" style:family="table-column">
      <style:table-column-properties fo:break-before="auto" style:column-width="0.6984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138in solid #1a1a1a"/>
    </style:style>
    <style:style style:name="ce5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138in solid #1a1a1a" style:diagonal-bl-tr="none" style:diagonal-tl-br="none" fo:border-left="none" fo:border-right="none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138in solid #1a1a1a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0.0138in solid #1a1a1a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138in solid #1a1a1a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solid" svg:stroke-width="0.0102in" svg:stroke-color="#000000" draw:stroke-linejoin="miter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0">
            <text:p>0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State" office:value-type="float" office:value="1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0.9701in" table:end-y="0.0528in" draw:z-index="0" draw:text-style-name="P1" svg:width="2.3839in" svg:height="0.2358in" svg:x="0.6929in" svg:y="0.0602in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1.4031in" svg:height="0.7425in" svg:x="0.8673in" svg:y="0.4933in" draw:caption-point-x="-0.8673in" draw:caption-point-y="-0.4933in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1.8197in" svg:height="2.0854in" svg:x="4.224in" svg:y="0.4933in" draw:caption-point-x="-4.224in" draw:caption-point-y="-0.4933in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1.7878in" svg:height="0.2004in" svg:x="4.926in" svg:y="0.4933in" draw:caption-point-x="-4.926in" draw:caption-point-y="-0.4933in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2.0961in" svg:height="1.337in" svg:x="6.122in" svg:y="0.4933in" draw:caption-point-x="-6.122in" draw:caption-point-y="-0.4933in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1.4071in" svg:height="0.7331in" svg:x="6.8228in" svg:y="0.4933in" draw:caption-point-x="-6.8228in" draw:caption-point-y="-0.4933in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Lägga upp struktur för deployment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ytt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Ändra interface</text:p>
          </table:table-cell>
          <table:table-cell table:style-name="ce34" table:content-validation-name="val2" office:value-type="string">
            <text:p>Ongoing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ökformulär, lista med resultat, karta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/>
          <table:table-cell table:style-name="ce34" table:content-validation-name="val2" office:value-type="string">
            <text:p>Planned</text:p>
          </table:table-cell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3">
            <text:p>13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4">
            <text:p>14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3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 number:grouping="true"/>
      <number:text> mk</number:text>
    </number:number-style>
    <number:number-style style:name="N144">
      <number:text>-</number:text>
      <number:number number:decimal-places="0" number:min-integer-digits="1" number:grouping="true"/>
      <number:text> mk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mk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mk</number:text>
    </number:number-style>
    <number:number-style style:name="N147">
      <number:text>-</number:text>
      <number:number number:decimal-places="2" number:min-integer-digits="1" number:grouping="true"/>
      <number:text> mk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mk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mk </number:text>
    </number:number-style>
    <number:number-style style:name="N152P1" style:volatile="true">
      <number:text>-</number:text>
      <number:number number:decimal-places="0" number:min-integer-digits="1" number:grouping="true"/>
      <number:text> mk </number:text>
    </number:number-style>
    <number:number-style style:name="N152P2" style:volatile="true">
      <number:text> - mk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   </number:text>
    </number:number-style>
    <number:number-style style:name="N156P1" style:volatile="true">
      <number:text>-</number:text>
      <number:number number:decimal-places="0" number:min-integer-digits="1" number:grouping="true"/>
      <number:text>       </number:text>
    </number:number-style>
    <number:number-style style:name="N156P2" style:volatile="true">
      <number:text> -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mk </number:text>
    </number:number-style>
    <number:number-style style:name="N160P1" style:volatile="true">
      <number:text>-</number:text>
      <number:number number:decimal-places="2" number:min-integer-digits="1" number:grouping="true"/>
      <number:text> mk </number:text>
    </number:number-style>
    <number:number-style style:name="N160P2" style:volatile="true">
      <number:text> -</number:text>
      <number:number number:decimal-places="0" number:min-integer-digits="0"/>
      <number:text> mk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   </number:text>
    </number:number-style>
    <number:number-style style:name="N164P1" style:volatile="true">
      <number:text>-</number:text>
      <number:number number:decimal-places="2" number:min-integer-digits="1" number:grouping="true"/>
      <number:text>       </number:text>
    </number:number-style>
    <number:number-style style:name="N164P2" style:volatile="true">
      <number:text> -</number:text>
      <number:number number:decimal-places="0" number:min-integer-digits="0"/>
      <number:text>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  <number:text> </number:text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  <number:text> </number:text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</number:text>
    </number:number-style>
    <number:number-style style:name="N186P1" style:volatile="true">
      <number:text> (</number:text>
      <number:number number:decimal-places="2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date-style style:name="N193">
      <number:day/>
      <number:text>/ </number:text>
      <number:month number:textual="true"/>
      <number:text>/ </number:text>
      <number:year number:style="long"/>
    </number:date-style>
    <number:date-style style:name="N194">
      <number:day/>
      <number:text>/</number:text>
      <number:month number:style="long"/>
      <number:text>/</number:text>
      <number:year number:style="long"/>
    </number:date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date-style style:name="N197">
      <number:day/>
      <number:text>. </number:text>
      <number:month number:style="long" number:textual="true"/>
      <number:text>ta </number:text>
      <number:year number:style="long"/>
    </number:date-style>
    <number:date-style style:name="N199P0" style:volatile="true">
      <number:day/>
      <number:text>.</number:text>
      <number:month/>
      <number:text>.</number:text>
      <number:year number:style="long"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1" number:min-integer-digits="1"/>
    </number:number-style>
    <number:number-style style:name="N201">
      <number:text>Sprint </number:text>
      <number:number number:decimal-places="0" number:min-integer-digits="0"/>
      <number:text> Backlog</number:text>
    </number:number-style>
    <number:number-style style:name="N202">
      <number:text>Last </number:text>
      <number:number number:decimal-places="0" number:min-integer-digits="0"/>
      <number:text> sprints</number:text>
    </number:number-style>
    <number:number-style style:name="N203">
      <number:number number:decimal-places="4" number:min-integer-digits="1"/>
    </number:number-style>
    <number:number-style style:name="N204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8/04/2009</text:date>, <text:time>12:1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04T12:17:12</dc:date>
    <meta:editing-duration>PT01H14M24S</meta:editing-duration>
    <meta:editing-cycles>13</meta:editing-cycles>
    <meta:generator>OpenOffice.org/3.0$Linux OpenOffice.org_project/300m15$Build-9379</meta:generator>
    <meta:document-statistic meta:table-count="2" meta:cell-count="156" meta:object-count="1"/>
    <meta:user-defined meta:name="Info 1"/>
    <meta:user-defined meta:name="Info 2"/>
    <meta:user-defined meta:name="Info 3"/>
    <meta:user-defined meta:name="Info 4"/>
  </office:meta>
</office:document-meta>
</file>